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40b932"/>
    </style:style>
    <style:style style:name="P2" style:family="paragraph" style:parent-style-name="Standard">
      <style:text-properties officeooo:paragraph-rsid="00543f13"/>
    </style:style>
    <style:style style:name="P3" style:family="paragraph" style:parent-style-name="Standard">
      <style:text-properties officeooo:rsid="003eaa58"/>
    </style:style>
    <style:style style:name="P4" style:family="paragraph" style:parent-style-name="Standard">
      <style:text-properties officeooo:rsid="003eaa58" officeooo:paragraph-rsid="00543f13"/>
    </style:style>
    <style:style style:name="P5" style:family="paragraph" style:parent-style-name="Standard">
      <style:text-properties officeooo:paragraph-rsid="0054bcc9"/>
    </style:style>
    <style:style style:name="P6" style:family="paragraph" style:parent-style-name="Standard">
      <style:text-properties fo:language="en" fo:country="US" officeooo:rsid="00510e0e" officeooo:paragraph-rsid="00558a4d" fo:background-color="transparent"/>
    </style:style>
    <style:style style:name="P7" style:family="paragraph" style:parent-style-name="Standard">
      <style:text-properties fo:language="en" fo:country="US" officeooo:rsid="004ef927" officeooo:paragraph-rsid="00558a4d" fo:background-color="transparent"/>
    </style:style>
    <style:style style:name="P8" style:family="paragraph" style:parent-style-name="Standard">
      <style:text-properties fo:language="en" fo:country="US" officeooo:rsid="0052719d" officeooo:paragraph-rsid="00558a4d" fo:background-color="transparent"/>
    </style:style>
    <style:style style:name="P9" style:family="paragraph" style:parent-style-name="Standard">
      <style:text-properties fo:language="en" fo:country="US" officeooo:paragraph-rsid="00558a4d" fo:background-color="transparent"/>
    </style:style>
    <style:style style:name="P10" style:family="paragraph" style:parent-style-name="Standard">
      <style:text-properties officeooo:paragraph-rsid="0058821d"/>
    </style:style>
    <style:style style:name="P11" style:family="paragraph" style:parent-style-name="Standard">
      <style:text-properties officeooo:paragraph-rsid="0060611d"/>
    </style:style>
    <style:style style:name="P12" style:family="paragraph" style:parent-style-name="Standard">
      <style:text-properties officeooo:rsid="0076519b" officeooo:paragraph-rsid="0076519b"/>
    </style:style>
    <style:style style:name="P13" style:family="paragraph" style:parent-style-name="Standard">
      <style:paragraph-properties fo:break-before="page"/>
    </style:style>
    <style:style style:name="P14" style:family="paragraph" style:parent-style-name="Standard">
      <style:paragraph-properties fo:break-before="page"/>
      <style:text-properties fo:language="en" fo:country="US" officeooo:paragraph-rsid="00558a4d" fo:background-color="transparent"/>
    </style:style>
    <style:style style:name="P15" style:family="paragraph" style:parent-style-name="Standard">
      <style:paragraph-properties fo:break-before="page"/>
      <style:text-properties officeooo:paragraph-rsid="0058821d"/>
    </style:style>
    <style:style style:name="P16" style:family="paragraph" style:parent-style-name="Text_20_body">
      <style:text-properties officeooo:paragraph-rsid="00626f43"/>
    </style:style>
    <style:style style:name="T1" style:family="text">
      <style:text-properties officeooo:rsid="003ae4ee"/>
    </style:style>
    <style:style style:name="T2" style:family="text">
      <style:text-properties officeooo:rsid="003dc515"/>
    </style:style>
    <style:style style:name="T3" style:family="text">
      <style:text-properties officeooo:rsid="003eaa58"/>
    </style:style>
    <style:style style:name="T4" style:family="text">
      <style:text-properties officeooo:rsid="003f72f6"/>
    </style:style>
    <style:style style:name="T5" style:family="text">
      <style:text-properties officeooo:rsid="0049abf0"/>
    </style:style>
    <style:style style:name="T6" style:family="text">
      <style:text-properties officeooo:rsid="004da6be"/>
    </style:style>
    <style:style style:name="T7" style:family="text">
      <style:text-properties officeooo:rsid="004db743"/>
    </style:style>
    <style:style style:name="T8" style:family="text">
      <style:text-properties officeooo:rsid="004ea248"/>
    </style:style>
    <style:style style:name="T9" style:family="text">
      <style:text-properties officeooo:rsid="00532141"/>
    </style:style>
    <style:style style:name="T10" style:family="text">
      <style:text-properties officeooo:rsid="00543f13"/>
    </style:style>
    <style:style style:name="T11" style:family="text">
      <style:text-properties officeooo:rsid="00545e1a"/>
    </style:style>
    <style:style style:name="T12" style:family="text">
      <style:text-properties officeooo:rsid="0054bcc9"/>
    </style:style>
    <style:style style:name="T13" style:family="text">
      <style:text-properties officeooo:rsid="005f980c"/>
    </style:style>
    <style:style style:name="T14" style:family="text">
      <style:text-properties officeooo:rsid="005771c1"/>
    </style:style>
    <style:style style:name="T15" style:family="text">
      <style:text-properties officeooo:rsid="00580b52"/>
    </style:style>
    <style:style style:name="T16" style:family="text">
      <style:text-properties officeooo:rsid="00551183"/>
    </style:style>
    <style:style style:name="T17" style:family="text">
      <style:text-properties officeooo:rsid="005711fc"/>
    </style:style>
    <style:style style:name="T18" style:family="text">
      <style:text-properties fo:language="en" fo:country="US" officeooo:rsid="005f980c" fo:background-color="transparent" loext:char-shading-value="0"/>
    </style:style>
    <style:style style:name="T19" style:family="text">
      <style:text-properties fo:language="en" fo:country="US" officeooo:rsid="005e056e" fo:background-color="transparent" loext:char-shading-value="0"/>
    </style:style>
    <style:style style:name="T20" style:family="text">
      <style:text-properties fo:language="en" fo:country="US" officeooo:rsid="0070e8cf" fo:background-color="transparent" loext:char-shading-value="0"/>
    </style:style>
    <style:style style:name="T21" style:family="text">
      <style:text-properties fo:language="en" fo:country="US" officeooo:rsid="007148e6" fo:background-color="transparent" loext:char-shading-value="0"/>
    </style:style>
    <style:style style:name="T22" style:family="text">
      <style:text-properties officeooo:rsid="005d9b3f"/>
    </style:style>
    <style:style style:name="T23" style:family="text">
      <style:text-properties officeooo:rsid="005da58d"/>
    </style:style>
    <style:style style:name="T24" style:family="text">
      <style:text-properties officeooo:rsid="005eec5a"/>
    </style:style>
    <style:style style:name="T25" style:family="text">
      <style:text-properties officeooo:rsid="0060611d"/>
    </style:style>
    <style:style style:name="T26" style:family="text">
      <style:text-properties officeooo:rsid="0061b4d0"/>
    </style:style>
    <style:style style:name="T27" style:family="text">
      <style:text-properties officeooo:rsid="00626f43"/>
    </style:style>
    <style:style style:name="T28" style:family="text">
      <style:text-properties officeooo:rsid="0069968c"/>
    </style:style>
    <style:style style:name="T29" style:family="text">
      <style:text-properties officeooo:rsid="006e2b99"/>
    </style:style>
    <style:style style:name="T30" style:family="text">
      <style:text-properties officeooo:rsid="007148e6"/>
    </style:style>
    <style:style style:name="T31" style:family="text">
      <style:text-properties officeooo:rsid="00721708"/>
    </style:style>
    <style:style style:name="T32" style:family="text">
      <style:text-properties officeooo:rsid="0072e059"/>
    </style:style>
    <style:style style:name="T33" style:family="text">
      <style:text-properties officeooo:rsid="00734e0d"/>
    </style:style>
    <style:style style:name="T34" style:family="text">
      <style:text-properties officeooo:rsid="00752946"/>
    </style:style>
    <style:style style:name="T35" style:family="text">
      <style:text-properties officeooo:rsid="0076ebba"/>
    </style:style>
    <style:style style:name="T36" style:family="text">
      <style:text-properties officeooo:rsid="0078e77e"/>
    </style:style>
    <style:style style:name="T37" style:family="text">
      <style:text-properties officeooo:rsid="007995d0"/>
    </style:style>
    <style:style style:name="T38" style:family="text">
      <style:text-properties officeooo:rsid="00804c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at is Akademy? </text:p>
      <text:p text:style-name="Standard"/>
      <text:p text:style-name="Standard">AKADEMY IS THE ANNUAL GATHERING OF THE KDE COMMUNITY. KDE IS ONE OF THE LARGEST FREE SOFTWARE COMMUNITIES WITH MORE THAN 1800 CONTRIBUTORS FROM <text:span text:style-name="T9">AROUND</text:span> THE WORLD.</text:p>
      <text:p text:style-name="Standard"/>
      <text:p text:style-name="Standard">Akademy celebrates the collaborative efforts of KDE developers, translators, artists, writers, maintainers and users. It provides a platform where KDE <text:span text:style-name="T22">c</text:span>ommunity <text:span text:style-name="T6">m</text:span>embers can discuss the outcomes of their yearlong efforts through talks, Bird of a Feather <text:span text:style-name="T22">s</text:span>essions (BoFs), workshops, coding sessions and lightning presentations.</text:p>
      <text:p text:style-name="Standard"><text:s/></text:p>
      <text:p text:style-name="Standard">Talks give an insight into the current state of different KDE projects, while BoFs and hacking sessions allow teams to reflect on current issues, set development goals for the coming year, and collaborate on them in real time.</text:p>
      <text:p text:style-name="Standard"/>
      <text:p text:style-name="Standard">Attendees come from various backgrounds and include key technical and non-technical contributors, Free and Open Source industry leaders, educators, legal experts and students. As a result, Akademy is the prime hub for cross-project collaboration.</text:p>
      <text:p text:style-name="Standard"><text:s/></text:p>
      <text:p text:style-name="Standard">The Akademy program <text:span text:style-name="T22">highlights the importance of</text:span> Qt <text:span text:style-name="T22">for KDE projects</text:span>, and we've <text:span text:style-name="T5">hosted</text:span> other Qt<text:span text:style-name="T5">-</text:span>related projects (like VLC) in the past. Akademy 2016, <text:span text:style-name="T9">for example,</text:span> was organised as a part of QtCon in collaboration with the VideoLAN Community, Qt Company, KDAB, and the FSFE.</text:p>
      <text:p text:style-name="Standard"/>
      <text:p text:style-name="Standard">With <text:span text:style-name="T23">more than</text:span> 50 talks and BoFs on a <text:span text:style-name="T9">wide</text:span> range of topics <text:span text:style-name="T17">- </text:span>from latest developments in FOSS and KDE technologies to <text:span text:style-name="T24">c</text:span>ommunity <text:span text:style-name="T24">ma</text:span>nagement, <text:span text:style-name="T24">d</text:span>esign, <text:span text:style-name="T24">p</text:span>romotion and <text:span text:style-name="T24">o</text:span>utreach <text:span text:style-name="T17">-</text:span> the 6 days of Akademy are instrumental in growing and sustaining a community as diverse and widespread as KDE.</text:p>
      <text:p text:style-name="Standard"/>
      <text:p text:style-name="Standard">Visit http://akademy.kde.org/201<text:span text:style-name="T8">9</text:span> to learn more.</text:p>
      <text:p text:style-name="Standard"/>
      <text:p text:style-name="Standard"/>
      <text:p text:style-name="P13"><text:span text:style-name="T1">What is</text:span> KDE<text:span text:style-name="T1">?</text:span></text:p>
      <text:p text:style-name="Standard"/>
      <text:p text:style-name="P11">K<text:span text:style-name="T1">DE is a diverse, worldwide Free software community dedicated to creating an open and user-friendly computing experience.</text:span></text:p>
      <text:p text:style-name="Standard"/>
      <text:p text:style-name="P16">KDE's latest technology includes <text:span text:style-name="T25">Plasma, </text:span>an advanced graphical desktop for Linux and Unix-like platforms, <text:span text:style-name="T26">and a variety of Free and open source applications that are translated into over 108 languages and run on Linux, BSD, Solaris, Windows and macOS.<text:line-break/><text:line-break/></text:span>From file managers, email clients, and text editors to multimedia players and digital graphics tools, KDE applications help users control their digital lives regardless of their background and skills. KDE strives to create software that is simple by default, and powerful when needed. </text:p>
      <text:p text:style-name="Text_20_body"/>
      <text:p text:style-name="Text_20_body">Always ahead of the curve, KDE is expanding its presence on mobile devices with Plasma Mobile and Kirigami. The KDE <text:span text:style-name="T27">c</text:span>ommunity has also developed a wide range of Android apps, such as Minuet, Marble, KDE Connect, KStars and many more. These apps provide users with a seamless operational experience on smartphones and tablets. </text:p>
      <text:p text:style-name="Standard"/>
      <text:p text:style-name="Standard">Visit http://kde.org to find out more.</text:p>
      <text:p text:style-name="Standard"/>
      <text:p text:style-name="Standard"/>
      <text:p text:style-name="P14">W<text:span text:style-name="T2">here</text:span> <text:span text:style-name="T2">will</text:span> A<text:span text:style-name="T2">kademy</text:span> 201<text:span text:style-name="T8">9</text:span> <text:span text:style-name="T2">take</text:span> <text:span text:style-name="T2">place</text:span>? </text:p>
      <text:p text:style-name="P9"/>
      <text:p text:style-name="P9">Akademy 2019 will be held from the 7th to the 13th of September at the University of Milano-Bicocca <text:span text:style-name="T28">in </text:span>Milan, Italy.</text:p>
      <text:p text:style-name="P9"/>
      <text:p text:style-name="P6"><text:span text:style-name="T14">With a</text:span> population <text:span text:style-name="T15">of over 5 million inhabitants, Milan has a rich history stretching back to 600 BC. The city boasts interesting museums, fascinating archaeological sites, breathtaking architecture, and impressive monuments. It is also renowned for its excellent food and wine.</text:span></text:p>
      <text:p text:style-name="P6"/>
      <text:p text:style-name="P6">Milan is <text:span text:style-name="T30">one of the leading global cities</text:span>,<text:span text:style-name="T16"> </text:span>with strengths in the field<text:span text:style-name="T29">s</text:span> of art, commerce, design, education, entertainment, fashion, finance, healthcare, media, services, research and tourism. <text:span text:style-name="T29">In the context of European cities, Milan has</text:span> the third-largest econom<text:span text:style-name="T29">y </text:span>after Paris and London, <text:span text:style-name="T29">and</text:span> the fastest growth among the three<text:span text:style-name="T16">. It is also</text:span> the wealthiest among European non-capital cities.</text:p>
      <text:p text:style-name="P6"/>
      <text:p text:style-name="P6"><text:span text:style-name="T16">Apart from</text:span> be<text:span text:style-name="T16">ing</text:span> recognized as the world's fashion and design capital<text:span text:style-name="T16">, Milan has a strong IT-based sector. Consequently, Milan is home to powerhouses such Disney, SUSE and, in the adjacent towns, IBM Italia, Samsung and the CILEA super-computing center, one of the most advanced HPC (high-performance computing) centers in Europe.</text:span></text:p>
      <text:p text:style-name="P7"/>
      <text:p text:style-name="P8"><text:span text:style-name="T13">Akademy will be held in the halls of the </text:span>University of Milano-Bicocca<text:span text:style-name="T13">. Milano-Bicocca is</text:span> a public university <text:span text:style-name="T13">that provides</text:span> undergraduate, graduate and post-graduate education<text:span text:style-name="T13"> in</text:span> a wide range of<text:span text:style-name="T13"> </text:span>disciplinary fields<text:span text:style-name="T13">, including</text:span> Economics, Informatics, Statistics, Law, Education, Sociology, Medicine and Surgery, Maths, Natural Sciences, Physics and Astrophysics, Chemistry, Computer Sciences, Biotechnology and Psychology.</text:p>
      <text:p text:style-name="P8"/>
      <text:p text:style-name="P10"><text:span text:style-name="T18">The university</text:span><text:span text:style-name="T19"> is located to the north and east of the center </text:span><text:span text:style-name="T18">of Milan, </text:span><text:span text:style-name="T19">and can be </text:span><text:span text:style-name="T20">easily </text:span><text:span text:style-name="T19">reached by bus and </text:span><text:span text:style-name="T21">metro</text:span><text:span text:style-name="T19">.</text:span></text:p>
      <text:p text:style-name="P15">W<text:span text:style-name="T3">hy should you sponsor Akademy</text:span>? </text:p>
      <text:p text:style-name="Standard"/>
      <text:p text:style-name="P3">Akademy will help you gain significant brand exposure among top technology enthusiasts from around the world.</text:p>
      <text:p text:style-name="P3"/>
      <text:p text:style-name="P4">Akademy features presentations from multiple important fields of interest within the ICT industry: desktop development, application development, wireless, mobile and embedded device interfaces, multimedia, digital art, and Internet and web technology. KDE has been innovating and creating products in each of these fields for more than 20 years. </text:p>
      <text:p text:style-name="Standard"/>
      <text:p text:style-name="P2">Becoming a sponsor makes you a patron for technological innovations that your company and the rest of the world can benefit from.</text:p>
      <text:p text:style-name="Standard"/>
      <text:p text:style-name="Standard">Sponsoring Akademy <text:span text:style-name="T10">will increase your visibility, allowing you to present yourself to a</text:span> global and diverse audience. Akademy attracts more than <text:span text:style-name="T10">3</text:span>00 attendees from over 30 countries every year. They are Free <text:span text:style-name="T31">s</text:span>oftware professionals and enthusiasts from a diverse range of occupations including developers, translators, lawyers, designers, company representatives, journalists, students and educators. </text:p>
      <text:p text:style-name="Standard"/>
      <text:p text:style-name="Standard">By sponsoring Akademy, you will also get access to some of the best minds in the industry. Our community members have <text:span text:style-name="T10">decades </text:span>of experience in various ICT domains. Don't miss the opportunity to recruit them for your company, discuss collaboration on industry-oriented R&amp;D projects, and participate in a creative, productive environment!</text:p>
      <text:p text:style-name="Standard"/>
      <text:p text:style-name="Standard">SOCIAL EVENTS ARE MADE POSSIBLE BECAUSE OF OUR SPONSORS. </text:p>
      <text:p text:style-name="Standard"/>
      <text:p text:style-name="Standard">Akademy is not only a productive place to discuss technology, but also offers a chance for networking and creating lasting friendships. At social events, people form relationships that sustain virtual teams and <text:span text:style-name="T32">ensure that the </text:span>KDE community <text:span text:style-name="T32">remains successful and vibrant </text:span>throughout the year. </text:p>
      <text:p text:style-name="Standard"/>
      <text:p text:style-name="Standard">Akademy is crucial for the growth of KDE. <text:span text:style-name="T11">I</text:span>t allows contributors to <text:span text:style-name="T11">gather</text:span> <text:span text:style-name="T11">at the same location</text:span> to <text:span text:style-name="T11">set goals, </text:span>brainstorm, and hack on KDE projects together. It is the best time to get work done effectively and collectively. <text:span text:style-name="T11">O</text:span>nly with the support of <text:span text:style-name="T11">our </text:span>sponsors <text:span text:style-name="T11">like you can we</text:span> make the magic happen.</text:p>
      <text:p text:style-name="Standard"/>
      <text:p text:style-name="Standard">SPONSORS ARE CRITICAL TO THE SUCCESS OF AKADEMY. </text:p>
      <text:p text:style-name="Standard"/>
      <text:p text:style-name="Standard"/>
      <text:p text:style-name="P13">W<text:span text:style-name="T4">hat benefits do Akademy sponsors get?</text:span></text:p>
      <text:p text:style-name="Standard"/>
      <text:p text:style-name="P1"><text:span text:style-name="T11">Contribute directly to the magic that makes KDE so awesome</text:span>.</text:p>
      <text:p text:style-name="Standard"/>
      <text:p text:style-name="Standard">Meet Key People</text:p>
      <text:p text:style-name="Standard">Meet key KDE and Qt contributors, maintainers and users of a <text:span text:style-name="T11">disruptive</text:span> technology platform. </text:p>
      <text:p text:style-name="Standard"/>
      <text:p text:style-name="Standard">Hire Top Talent </text:p>
      <text:p text:style-name="Standard">Akademy attracts some of the best technical people in the world. Sponsors have the opportunity to recruit them or gain mindshare <text:span text:style-name="T11">during</text:span> the event.</text:p>
      <text:p text:style-name="Standard"/>
      <text:p text:style-name="Standard">Meet Other Leading Players </text:p>
      <text:p text:style-name="Standard"><text:span text:style-name="T11">Many</text:span> Free <text:span text:style-name="T33">s</text:span>oftware projects and companies get involved <text:span text:style-name="T11">with our community during Akademy</text:span>. Our conference is a great networking opportunity to interact with them <text:span text:style-name="T11">and learn about upcoming KDE technology.</text:span> </text:p>
      <text:p text:style-name="Standard"/>
      <text:p text:style-name="Standard">Support Free Software </text:p>
      <text:p text:style-name="Standard">You will be publicly recognised as a sponsor of the event and a patron of Free and Open Source <text:span text:style-name="T34">s</text:span>oftware. Your support will help KDE deliver the quality products it has been providing to users across the world for more than 20 years.</text:p>
      <text:p text:style-name="Standard"/>
      <text:p text:style-name="P12">Get More Visibility</text:p>
      <text:p text:style-name="Standard">Sponsorship opens up valuable promotional possibilities, such as advertising, featured talks, and international press coverage. <text:span text:style-name="T36">It is a great opportunity to come into the spotlight in front of many industry influencers.</text:span></text:p>
      <text:p text:style-name="Standard"/>
      <text:p text:style-name="Standard">Influence Future Product Plans </text:p>
      <text:p text:style-name="Standard">At Akademy, the KDE <text:span text:style-name="T35">community</text:span> sets the project's direction for the <text:span text:style-name="T11">future</text:span>. Be among the first to hear <text:span text:style-name="T11">new</text:span> plans, participate in discussions, and influence them. </text:p>
      <text:p text:style-name="Standard"/>
      <text:p text:style-name="Standard">Encourage Free Software Technologies </text:p>
      <text:p text:style-name="Standard">You will support the advancement of new applications and technologies developed during the Akademy Hackfests and marathon coding sessions. </text:p>
      <text:p text:style-name="Standard"/>
      <text:p text:style-name="Standard">Learn the Latest </text:p>
      <text:p text:style-name="Standard">Attending the talks and workshops is a perfect way to catch up on the latest industry trends and learn more about what developers, testers and designers prefer and practice. Gain insightful knowledge for your product and your company! </text:p>
      <text:p text:style-name="Standard"/>
      <text:p text:style-name="Standard">Get Inspired </text:p>
      <text:p text:style-name="Standard">Akademy provides an excellent environment for collecting feedback on new products and testing new ideas amidst a knowledgeable and globally diverse attending crowd. </text:p>
      <text:p text:style-name="Standard"/>
      <text:p text:style-name="Standard">Be a Part of the KDE Community </text:p>
      <text:p text:style-name="Standard">KDE is one of the largest Free and Open Source <text:span text:style-name="T37">s</text:span>oftware communities in the world. It is cooperative, committed and dynamic, fun-loving, creative and hardworking. For the people associated with KDE, <text:span text:style-name="T38">being part of the community</text:span> is the ultimate expression of <text:span text:style-name="T7">solidarit</text:span>y. </text:p>
      <text:p text:style-name="Standard"/>
      <text:p text:style-name="P13">ADDITIONAL OPPORTUNITIES:</text:p>
      <text:p text:style-name="Standard">THESE CAN BE PART OF A PACKAGE OR NEGOTIATED SEPARATELY.</text:p>
      <text:p text:style-name="Standard">• Fair trade Coffee Break Sponsor</text:p>
      <text:p text:style-name="Standard">• Lunch Sponsor</text:p>
      <text:p text:style-name="Standard">• Welcome Party Sponsor</text:p>
      <text:p text:style-name="Standard">• Cocktail Sponsor</text:p>
      <text:p text:style-name="Standard">• Day Trip Sponsor</text:p>
      <text:p text:style-name="Standard"/>
      <text:p text:style-name="Standard">CUSTOM PACKAGE</text:p>
      <text:p text:style-name="Standard"/>
      <text:p text:style-name="Standard">If none of the listed sponsorship packages fit the needs or budget of your company or organization, we can design a custom sponsorship package for you. If you want to discuss sponsorship or receive more information, please contact us by email at akademy-sponsoring@kde.org</text:p>
      <text:p text:style-name="Standard"/>
      <text:p text:style-name="Standard">MEDIA PARTNERS</text:p>
      <text:p text:style-name="Standard"/>
      <text:p text:style-name="Standard">We welcome news publishers - both of print and online publications - to become media partners by giving suitable coverage of Akademy. Media partners help us point participants to the registration page, and can help us spread the news with reports during and after the conference.</text:p>
      <text:p text:style-name="Standard"/>
      <text:p text:style-name="Standard">Media partners will have their company or journal logo displayed on the website sponsors' page and in the conference program. Copies of your publications can be distributed to attendees. At the event itself, there will be a press room and a press team available to cater to the needs of visiting journalists.</text:p>
      <text:p text:style-name="Standard"/>
      <text:p text:style-name="Standard"/>
      <text:p text:style-name="P13">TERMS AND CONDITIONS </text:p>
      <text:p text:style-name="Standard"/>
      <text:p text:style-name="Standard">1. Akademy is organized by KDE e.V., for the effects of this document, the Akademy Organizer.</text:p>
      <text:p text:style-name="Standard"/>
      <text:p text:style-name="Standard">2. Sponsorship application and acceptance are managed at the discretion of the KDE e.V. Board in collaboration with the Akademy <text:span text:style-name="T11">organization</text:span> team. Sponsors are expected to be committed to Free Software deployment and improvement, and supportive of the Akademy's mission. The Akademy <text:span text:style-name="T11">Organization</text:span> <text:span text:style-name="T11">reserves</text:span> the right to reject any sponsor's application.</text:p>
      <text:p text:style-name="Standard"/>
      <text:p text:style-name="Standard">3. After written acceptance by the Akademy Organizer, the sponsor must provide <text:span text:style-name="T12">a</text:span> signed <text:span text:style-name="T12">sponsorship </text:span>agreement, <text:span text:style-name="T12">committed</text:span> funds, <text:span text:style-name="T12">a </text:span>logo image (in the format required by the Akademy <text:span text:style-name="T12">Organization</text:span>) and other necessary details (e.g. sponsor's legal name, trademarks, etc.) to the Akademy <text:span text:style-name="T12">Organization</text:span> within 30 days of receiving the invoice.</text:p>
      <text:p text:style-name="Standard"/>
      <text:p text:style-name="Standard">4. Sponsorship pledges will not be processed without payment.</text:p>
      <text:p text:style-name="Standard"/>
      <text:p text:style-name="Standard">5. Sponsors may not sublet, assign or apportion any part of the item(s) sponsored nor represent, advertise, or distribute literature, or materials for products or services of any other firm or organization except as approved in writing by the Akademy <text:span text:style-name="T12">Organization</text:span>.</text:p>
      <text:p text:style-name="Standard"/>
      <text:p text:style-name="P5">6. The Akademy <text:span text:style-name="T12">Organization</text:span> will not be liable for any damage or loss <text:span text:style-name="T12">of</text:span> sponsors' propert<text:span text:style-name="T12">y</text:span> by fire, theft, accident, whether as a result of negligence, or <text:span text:style-name="T12">extreme circumstances</text:span>, or any other cause.</text:p>
      <text:p text:style-name="Standard"/>
      <text:p text:style-name="Standard">7. For sponsorship packages that include the use of <text:span text:style-name="T12">physical </text:span>signage, signage space <text:span text:style-name="T12">is</text:span> limited. The Akademy <text:span text:style-name="T12">Organization</text:span> will inform each sponsor of the maximum size or number of signs allowed <text:span text:style-name="T12">at the venue</text:span>.</text:p>
      <text:p text:style-name="Standard"/>
      <text:p text:style-name="Standard">8. <text:span text:style-name="T12">The sponsor will provide b</text:span>anners, signage and promotional materials in advance by the date notified by the Akademy <text:span text:style-name="T12">Organization</text:span>. <text:span text:style-name="T12">Promotional materials are not </text:span>provided by the conference <text:span text:style-name="T12">Organization</text:span>. The sponsor is also responsible for arranging the <text:span text:style-name="T12">signage</text:span> collection.</text:p>
      <text:p text:style-name="Standard"/>
      <text:p text:style-name="Standard">9. To minimize waste, the Akademy <text:span text:style-name="T12">Organization</text:span> may replace some printed inserts and advertisement with electronic versions. Sponsors will be notified well in advance regarding <text:span text:style-name="T12">advertisement</text:span> changes so they can provide <text:span text:style-name="T12">specific materials</text:span> for the <text:span text:style-name="T12">selected</text:span> <text:span text:style-name="T12">medium</text:span>.</text:p>
      <text:p text:style-name="Standard"/>
      <text:p text:style-name="Standard">10. The sponsor grants the Akademy <text:span text:style-name="T12">Organization</text:span> the right and permission to use its name and/or logo for promotion of the event. </text:p>
      <text:p text:style-name="Standard"/>
      <text:p text:style-name="Standard">11. Any remaining funds from sponsorship <text:span text:style-name="T12">funds</text:span> will be donated to KDE e.V. </text:p>
      <text:p text:style-name="Standard"/>
      <text:p text:style-name="Standard">12. <text:span text:style-name="T12">If the</text:span> event <text:span text:style-name="T12">does not happen</text:span>, the <text:span text:style-name="T12">sponsorship </text:span>contract will be terminated and <text:span text:style-name="T12">donations</text:span> will be returned after subtracting any direct costs already made <text:span text:style-name="T12">for the event, </text:span>such as materials printed or <text:span text:style-name="T12">logistic</text:span> costs <text:span text:style-name="T12">for material retur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2.096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Cambra Brown</meta:initial-creator>
    <meta:creation-date>2017-04-03T19:55:39.645904341</meta:creation-date>
    <dc:date>2019-04-29T14:05:01.607375310</dc:date>
    <meta:editing-duration>PT8H31M57S</meta:editing-duration>
    <meta:editing-cycles>106</meta:editing-cycles>
    <meta:generator>LibreOffice/6.1.5.2$Linux_X86_64 LibreOffice_project/10$Build-2</meta:generator>
    <dc:creator>Paul Cambra Brown</dc:creator>
    <meta:document-statistic meta:table-count="0" meta:image-count="0" meta:object-count="0" meta:page-count="7" meta:paragraph-count="79" meta:word-count="1873" meta:character-count="12113" meta:non-whitespace-character-count="10286"/>
  </office:meta>
</office:document-meta>
</file>